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45.35pt"/>
    </style:style>
    <style:style style:name="co3" style:family="table-column">
      <style:table-column-properties fo:break-before="auto" style:column-width="65.79pt"/>
    </style:style>
    <style:style style:name="co4" style:family="table-column">
      <style:table-column-properties fo:break-before="auto" style:column-width="127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88.04pt"/>
    </style:style>
    <style:style style:name="co9" style:family="table-column">
      <style:table-column-properties fo:break-before="auto" style:column-width="71.21pt"/>
    </style:style>
    <style:style style:name="co10" style:family="table-column">
      <style:table-column-properties fo:break-before="auto" style:column-width="7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9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default-cell-style-name="Default"/>
        <table:table-column table:style-name="co10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10" table:default-cell-style-name="ce8"/>
        <table:table-column table:style-name="co5" table:default-cell-style-name="Default"/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Timeplot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Time chunks</text:p>
          </table:table-cell>
          <table:table-cell/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 time</text:p>
          </table:table-cell>
          <table:table-cell table:style-name="ce1" office:value-type="string" calcext:value-type="string">
            <text:p>Test duration</text:p>
          </table:table-cell>
          <table:table-cell table:style-name="ce1" office:value-type="string" calcext:value-type="string">
            <text:p>Test sample rate</text:p>
          </table:table-cell>
          <table:table-cell table:style-name="ce1" office:value-type="string" calcext:value-type="string">
            <text:p>Processing sample rate</text:p>
          </table:table-cell>
          <table:table-cell table:style-name="ce2" office:value-type="string" calcext:value-type="string" table:number-columns-spanned="3" table:number-rows-spanned="1">
            <text:p>Measured B_dist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Measured SD</text:p>
          </table:table-cell>
          <table:covered-table-cell table:number-columns-repeated="2"/>
          <table:table-cell table:style-name="ce1" office:value-type="string" calcext:value-type="string">
            <text:p>Measured |B|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5"/>
          <table:table-cell table:style-name="ce1"/>
          <table:table-cell/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7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Weekend Test</text:p>
          </table:table-cell>
          <table:table-cell office:value-type="string" calcext:value-type="string">
            <text:p>30-06-2023</text:p>
          </table:table-cell>
          <table:table-cell table:style-name="ce12" office:value-type="string" calcext:value-type="string">
            <text:p>15.07.51</text:p>
          </table:table-cell>
          <table:table-cell office:value-type="string" calcext:value-type="string">
            <text:p>60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Weekday Test 1</text:p>
          </table:table-cell>
          <table:table-cell office:value-type="string" calcext:value-type="string">
            <text:p>03-07-2023</text:p>
          </table:table-cell>
          <table:table-cell table:style-name="ce12" office:value-type="string" calcext:value-type="string">
            <text:p>10.41.03</text:p>
          </table:table-cell>
          <table:table-cell office:value-type="string" calcext:value-type="string">
            <text:p>24 h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ff Test 1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n Test 1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Rack Elimination Test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Close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53" calcext:value-type="float">
            <text:p>-16.253</text:p>
          </table:table-cell>
          <table:table-cell office:value-type="float" office:value="-8.299" calcext:value-type="float">
            <text:p>-8.2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7" calcext:value-type="float">
            <text:p>0.017</text:p>
          </table:table-cell>
          <table:table-cell table:style-name="ce19" office:value-type="float" office:value="0.05" calcext:value-type="float">
            <text:p>0.050</text:p>
          </table:table-cell>
          <table:table-cell office:value-type="float" office:value="18.252" calcext:value-type="float">
            <text:p>18.25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Wide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table:number-columns-repeated="2" office:value-type="float" office:value="100" calcext:value-type="float">
            <text:p>100</text:p>
          </table:table-cell>
          <table:table-cell table:style-name="ce4" office:value-type="float" office:value="-16.262" calcext:value-type="float">
            <text:p>-16.262</text:p>
          </table:table-cell>
          <table:table-cell office:value-type="float" office:value="-8.254" calcext:value-type="float">
            <text:p>-8.254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9" calcext:value-type="float">
            <text:p>0.019</text:p>
          </table:table-cell>
          <table:table-cell table:style-name="ce19" office:value-type="float" office:value="0.09" calcext:value-type="float">
            <text:p>0.090</text:p>
          </table:table-cell>
          <table:table-cell office:value-type="float" office:value="18.24" calcext:value-type="float">
            <text:p>18.24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Coils Normal</text:p>
          </table:table-cell>
          <table:table-cell office:value-type="string" calcext:value-type="string">
            <text:p>04-07-2023</text:p>
          </table:table-cell>
          <table:table-cell table:style-name="ce12"/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ff Test 2</text:p>
          </table:table-cell>
          <table:table-cell office:value-type="string" calcext:value-type="string">
            <text:p>05-07-2021</text:p>
          </table:table-cell>
          <table:table-cell table:style-name="ce12"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Light On Test 2</text:p>
          </table:table-cell>
          <table:table-cell office:value-type="string" calcext:value-type="string">
            <text:p>05-07-2022</text:p>
          </table:table-cell>
          <table:table-cell table:style-name="ce12"/>
          <table:table-cell office:value-type="string" calcext:value-type="string">
            <text:p>360 s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Weekday Test 2</text:p>
          </table:table-cell>
          <table:table-cell office:value-type="string" calcext:value-type="string">
            <text:p>05-07-2023</text:p>
          </table:table-cell>
          <table:table-cell table:style-name="ce1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Fire Extinguisher Away</text:p>
          </table:table-cell>
          <table:table-cell office:value-type="string" calcext:value-type="string">
            <text:p>06-07-2023</text:p>
          </table:table-cell>
          <table:table-cell table:style-name="ce12"/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Fire Extinguisher Control</text:p>
          </table:table-cell>
          <table:table-cell office:value-type="string" calcext:value-type="string">
            <text:p>06-07-2023</text:p>
          </table:table-cell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Weekday Test 3</text:p>
          </table:table-cell>
          <table:table-cell office:value-type="string" calcext:value-type="string">
            <text:p>06-07-2023</text:p>
          </table:table-cell>
          <table:table-cell/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16.355" calcext:value-type="float">
            <text:p>-16.355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7" calcext:value-type="float">
            <text:p>0.037</text:p>
          </table:table-cell>
          <table:table-cell office:value-type="float" office:value="18.359" calcext:value-type="float">
            <text:p>18.359</text:p>
          </table:table-cell>
          <table:table-cell table:style-name="ce25" office:value-type="string" calcext:value-type="string">
            <text:p>19h</text:p>
          </table:table-cell>
        </table:table-row>
        <table:table-row table:style-name="ro1">
          <table:table-cell table:number-columns-repeated="10"/>
          <table:table-cell office:value-type="float" office:value="-16.358" calcext:value-type="float">
            <text:p>-16.358</text:p>
          </table:table-cell>
          <table:table-cell office:value-type="float" office:value="-8.334" calcext:value-type="float">
            <text:p>-8.334</text:p>
          </table:table-cell>
          <table:table-cell office:value-type="float" office:value="-0.269" calcext:value-type="float">
            <text:p>-0.26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361" calcext:value-type="float">
            <text:p>18.361</text:p>
          </table:table-cell>
          <table:table-cell table:style-name="ce25" office:value-type="string" calcext:value-type="string">
            <text:p>20h</text:p>
          </table:table-cell>
        </table:table-row>
        <table:table-row table:style-name="ro1">
          <table:table-cell table:number-columns-repeated="10"/>
          <table:table-cell office:value-type="float" office:value="-16.358" calcext:value-type="float">
            <text:p>-16.358</text:p>
          </table:table-cell>
          <table:table-cell office:value-type="float" office:value="-8.333" calcext:value-type="float">
            <text:p>-8.333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style-name="ce19" office:value-type="float" office:value="0.03" calcext:value-type="float">
            <text:p>0.030</text:p>
          </table:table-cell>
          <table:table-cell table:style-name="ce24" office:value-type="float" office:value="18.36" calcext:value-type="float">
            <text:p>18.360</text:p>
          </table:table-cell>
          <table:table-cell table:style-name="ce25" office:value-type="string" calcext:value-type="string">
            <text:p>21h</text:p>
          </table:table-cell>
        </table:table-row>
        <table:table-row table:style-name="ro1">
          <table:table-cell table:number-columns-repeated="10"/>
          <table:table-cell office:value-type="float" office:value="-16.362" calcext:value-type="float">
            <text:p>-16.362</text:p>
          </table:table-cell>
          <table:table-cell office:value-type="float" office:value="-8.335" calcext:value-type="float">
            <text:p>-8.33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style-name="ce19" office:value-type="float" office:value="0.03" calcext:value-type="float">
            <text:p>0.030</text:p>
          </table:table-cell>
          <table:table-cell office:value-type="float" office:value="18.364" calcext:value-type="float">
            <text:p>18.364</text:p>
          </table:table-cell>
          <table:table-cell table:style-name="ce25" office:value-type="string" calcext:value-type="string">
            <text:p>22h</text:p>
          </table:table-cell>
        </table:table-row>
        <table:table-row table:style-name="ro1">
          <table:table-cell table:number-columns-repeated="10"/>
          <table:table-cell office:value-type="float" office:value="-16.351" calcext:value-type="float">
            <text:p>-16.351</text:p>
          </table:table-cell>
          <table:table-cell office:value-type="float" office:value="-8.333" calcext:value-type="float">
            <text:p>-8.333</text:p>
          </table:table-cell>
          <table:table-cell table:style-name="ce19" office:value-type="float" office:value="-0.28" calcext:value-type="float">
            <text:p>-0.28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5" calcext:value-type="float">
            <text:p>18.355</text:p>
          </table:table-cell>
          <table:table-cell table:style-name="ce25" office:value-type="string" calcext:value-type="string">
            <text:p>23h</text:p>
          </table:table-cell>
        </table:table-row>
        <table:table-row table:style-name="ro1">
          <table:table-cell table:number-columns-repeated="10"/>
          <table:table-cell office:value-type="float" office:value="-16.348" calcext:value-type="float">
            <text:p>-16.348</text:p>
          </table:table-cell>
          <table:table-cell office:value-type="float" office:value="-8.325" calcext:value-type="float">
            <text:p>-8.325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47" calcext:value-type="float">
            <text:p>18.347</text:p>
          </table:table-cell>
          <table:table-cell table:style-name="ce25" office:value-type="string" calcext:value-type="string">
            <text:p>00h</text:p>
          </table:table-cell>
        </table:table-row>
        <table:table-row table:style-name="ro1">
          <table:table-cell table:number-columns-repeated="10"/>
          <table:table-cell office:value-type="float" office:value="-16.356" calcext:value-type="float">
            <text:p>-16.356</text:p>
          </table:table-cell>
          <table:table-cell office:value-type="float" office:value="-8.327" calcext:value-type="float">
            <text:p>-8.327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18.356" calcext:value-type="float">
            <text:p>18.356</text:p>
          </table:table-cell>
          <table:table-cell table:style-name="ce25" office:value-type="string" calcext:value-type="string">
            <text:p>01h</text:p>
          </table:table-cell>
        </table:table-row>
        <table:table-row table:style-name="ro1">
          <table:table-cell table:number-columns-repeated="10"/>
          <table:table-cell office:value-type="float" office:value="-16.357" calcext:value-type="float">
            <text:p>-16.357</text:p>
          </table:table-cell>
          <table:table-cell office:value-type="float" office:value="-8.324" calcext:value-type="float">
            <text:p>-8.32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3" calcext:value-type="float">
            <text:p>0.023</text:p>
          </table:table-cell>
          <table:table-cell office:value-type="float" office:value="18.355" calcext:value-type="float">
            <text:p>18.355</text:p>
          </table:table-cell>
          <table:table-cell table:style-name="ce25" office:value-type="string" calcext:value-type="string">
            <text:p>02h</text:p>
          </table:table-cell>
        </table:table-row>
        <table:table-row table:style-name="ro1">
          <table:table-cell table:number-columns-repeated="10"/>
          <table:table-cell office:value-type="float" office:value="-16.356" calcext:value-type="float">
            <text:p>-16.356</text:p>
          </table:table-cell>
          <table:table-cell office:value-type="float" office:value="-8.319" calcext:value-type="float">
            <text:p>-8.319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53" calcext:value-type="float">
            <text:p>18.353</text:p>
          </table:table-cell>
          <table:table-cell table:style-name="ce25" office:value-type="string" calcext:value-type="string">
            <text:p>03h</text:p>
          </table:table-cell>
        </table:table-row>
        <table:table-row table:style-name="ro1">
          <table:table-cell table:number-columns-repeated="10"/>
          <table:table-cell office:value-type="float" office:value="-16.362" calcext:value-type="float">
            <text:p>-16.362</text:p>
          </table:table-cell>
          <table:table-cell office:value-type="float" office:value="-8.316" calcext:value-type="float">
            <text:p>-8.316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1" calcext:value-type="float">
            <text:p>0.031</text:p>
          </table:table-cell>
          <table:table-cell office:value-type="float" office:value="18.356" calcext:value-type="float">
            <text:p>18.356</text:p>
          </table:table-cell>
          <table:table-cell table:style-name="ce25" office:value-type="string" calcext:value-type="string">
            <text:p>04h</text:p>
          </table:table-cell>
        </table:table-row>
        <table:table-row table:style-name="ro1">
          <table:table-cell table:number-columns-repeated="10"/>
          <table:table-cell office:value-type="float" office:value="-16.394" calcext:value-type="float">
            <text:p>-16.394</text:p>
          </table:table-cell>
          <table:table-cell office:value-type="float" office:value="-8.343" calcext:value-type="float">
            <text:p>-8.343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4" calcext:value-type="float">
            <text:p>0.084</text:p>
          </table:table-cell>
          <table:table-cell office:value-type="float" office:value="18.397" calcext:value-type="float">
            <text:p>18.397</text:p>
          </table:table-cell>
          <table:table-cell table:style-name="ce25" office:value-type="string" calcext:value-type="string">
            <text:p>05h</text:p>
          </table:table-cell>
        </table:table-row>
        <table:table-row table:style-name="ro1">
          <table:table-cell table:number-columns-repeated="10"/>
          <table:table-cell office:value-type="float" office:value="-16.424" calcext:value-type="float">
            <text:p>-16.424</text:p>
          </table:table-cell>
          <table:table-cell office:value-type="float" office:value="-8.363" calcext:value-type="float">
            <text:p>-8.36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3" calcext:value-type="float">
            <text:p>0.113</text:p>
          </table:table-cell>
          <table:table-cell office:value-type="float" office:value="18.434" calcext:value-type="float">
            <text:p>18.434</text:p>
          </table:table-cell>
          <table:table-cell table:style-name="ce25" office:value-type="string" calcext:value-type="string">
            <text:p>06h</text:p>
          </table:table-cell>
        </table:table-row>
        <table:table-row table:style-name="ro1">
          <table:table-cell table:number-columns-repeated="10"/>
          <table:table-cell office:value-type="float" office:value="-16.388" calcext:value-type="float">
            <text:p>-16.388</text:p>
          </table:table-cell>
          <table:table-cell office:value-type="float" office:value="-8.351" calcext:value-type="float">
            <text:p>-8.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8" calcext:value-type="float">
            <text:p>0.128</text:p>
          </table:table-cell>
          <table:table-cell office:value-type="float" office:value="18.397" calcext:value-type="float">
            <text:p>18.397</text:p>
          </table:table-cell>
          <table:table-cell table:style-name="ce25" office:value-type="string" calcext:value-type="string">
            <text:p>07h</text:p>
          </table:table-cell>
        </table:table-row>
        <table:table-row table:style-name="ro1">
          <table:table-cell table:number-columns-repeated="10"/>
          <table:table-cell office:value-type="float" office:value="-16.326" calcext:value-type="float">
            <text:p>-16.326</text:p>
          </table:table-cell>
          <table:table-cell office:value-type="float" office:value="-8.348" calcext:value-type="float">
            <text:p>-8.348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79" calcext:value-type="float">
            <text:p>0.079</text:p>
          </table:table-cell>
          <table:table-cell office:value-type="float" office:value="18.338" calcext:value-type="float">
            <text:p>18.338</text:p>
          </table:table-cell>
          <table:table-cell table:style-name="ce25" office:value-type="string" calcext:value-type="string">
            <text:p>08h</text:p>
          </table:table-cell>
        </table:table-row>
        <table:table-row table:style-name="ro1">
          <table:table-cell table:number-columns-repeated="10"/>
          <table:table-cell office:value-type="float" office:value="-16.346" calcext:value-type="float">
            <text:p>-16.346</text:p>
          </table:table-cell>
          <table:table-cell office:value-type="float" office:value="-8.361" calcext:value-type="float">
            <text:p>-8.361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06" calcext:value-type="float">
            <text:p>0.106</text:p>
          </table:table-cell>
          <table:table-cell table:style-name="ce19" office:value-type="float" office:value="0.02" calcext:value-type="float">
            <text:p>0.020</text:p>
          </table:table-cell>
          <table:table-cell office:value-type="float" office:value="0.117" calcext:value-type="float">
            <text:p>0.117</text:p>
          </table:table-cell>
          <table:table-cell office:value-type="float" office:value="18.363" calcext:value-type="float">
            <text:p>18.363</text:p>
          </table:table-cell>
          <table:table-cell table:style-name="ce25" office:value-type="string" calcext:value-type="string">
            <text:p>09h</text:p>
          </table:table-cell>
        </table:table-row>
        <table:table-row table:style-name="ro1">
          <table:table-cell table:number-columns-repeated="10"/>
          <table:table-cell office:value-type="float" office:value="-16.371" calcext:value-type="float">
            <text:p>-16.371</text:p>
          </table:table-cell>
          <table:table-cell office:value-type="float" office:value="-8.406" calcext:value-type="float">
            <text:p>-8.406</text:p>
          </table:table-cell>
          <table:table-cell office:value-type="float" office:value="-0.297" calcext:value-type="float">
            <text:p>-0.29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09" calcext:value-type="float">
            <text:p>0.109</text:p>
          </table:table-cell>
          <table:table-cell office:value-type="float" office:value="18.406" calcext:value-type="float">
            <text:p>18.406</text:p>
          </table:table-cell>
          <table:table-cell table:style-name="ce25" office:value-type="string" calcext:value-type="string">
            <text:p>10h</text:p>
          </table:table-cell>
        </table:table-row>
        <table:table-row table:style-name="ro1">
          <table:table-cell table:number-columns-repeated="10"/>
          <table:table-cell office:value-type="float" office:value="-16.392" calcext:value-type="float">
            <text:p>-16.392</text:p>
          </table:table-cell>
          <table:table-cell office:value-type="float" office:value="-8.418" calcext:value-type="float">
            <text:p>-8.418</text:p>
          </table:table-cell>
          <table:table-cell office:value-type="float" office:value="-0.317" calcext:value-type="float">
            <text:p>-0.317</text:p>
          </table:table-cell>
          <table:table-cell table:style-name="ce21" office:value-type="float" office:value="0.12" calcext:value-type="float">
            <text:p>0.1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18" calcext:value-type="float">
            <text:p>0.118</text:p>
          </table:table-cell>
          <table:table-cell table:style-name="ce24" office:value-type="float" office:value="18.43" calcext:value-type="float">
            <text:p>18.430</text:p>
          </table:table-cell>
          <table:table-cell table:style-name="ce25" office:value-type="string" calcext:value-type="string">
            <text:p>11h</text:p>
          </table:table-cell>
        </table:table-row>
        <table:table-row table:style-name="ro1">
          <table:table-cell table:number-columns-repeated="10"/>
          <table:table-cell office:value-type="float" office:value="-16.387" calcext:value-type="float">
            <text:p>-16.387</text:p>
          </table:table-cell>
          <table:table-cell office:value-type="float" office:value="-8.425" calcext:value-type="float">
            <text:p>-8.425</text:p>
          </table:table-cell>
          <table:table-cell office:value-type="float" office:value="-0.299" calcext:value-type="float">
            <text:p>-0.299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7" calcext:value-type="float">
            <text:p>0.107</text:p>
          </table:table-cell>
          <table:table-cell office:value-type="float" office:value="18.428" calcext:value-type="float">
            <text:p>18.428</text:p>
          </table:table-cell>
          <table:table-cell table:style-name="ce25" office:value-type="string" calcext:value-type="string">
            <text:p>12h</text:p>
          </table:table-cell>
        </table:table-row>
        <table:table-row table:style-name="ro1">
          <table:table-cell table:number-columns-repeated="10"/>
          <table:table-cell office:value-type="float" office:value="-16.409" calcext:value-type="float">
            <text:p>-16.409</text:p>
          </table:table-cell>
          <table:table-cell office:value-type="float" office:value="-8.433" calcext:value-type="float">
            <text:p>-8.433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19" calcext:value-type="float">
            <text:p>0.11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8" calcext:value-type="float">
            <text:p>0.088</text:p>
          </table:table-cell>
          <table:table-cell office:value-type="float" office:value="18.451" calcext:value-type="float">
            <text:p>18.451</text:p>
          </table:table-cell>
          <table:table-cell table:style-name="ce25" office:value-type="string" calcext:value-type="string">
            <text:p>13h</text:p>
          </table:table-cell>
        </table:table-row>
        <table:table-row table:style-name="ro1">
          <table:table-cell table:number-columns-repeated="10"/>
          <table:table-cell office:value-type="float" office:value="-16.413" calcext:value-type="float">
            <text:p>-16.413</text:p>
          </table:table-cell>
          <table:table-cell office:value-type="float" office:value="-8.426" calcext:value-type="float">
            <text:p>-8.426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2" calcext:value-type="float">
            <text:p>0.102</text:p>
          </table:table-cell>
          <table:table-cell office:value-type="float" office:value="18.452" calcext:value-type="float">
            <text:p>18.452</text:p>
          </table:table-cell>
          <table:table-cell table:style-name="ce25" office:value-type="string" calcext:value-type="string">
            <text:p>14h</text:p>
          </table:table-cell>
        </table:table-row>
        <table:table-row table:style-name="ro1">
          <table:table-cell table:number-columns-repeated="10"/>
          <table:table-cell office:value-type="float" office:value="-16.388" calcext:value-type="float">
            <text:p>-16.388</text:p>
          </table:table-cell>
          <table:table-cell office:value-type="float" office:value="-8.414" calcext:value-type="float">
            <text:p>-8.414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4" calcext:value-type="float">
            <text:p>0.084</text:p>
          </table:table-cell>
          <table:table-cell office:value-type="float" office:value="18.424" calcext:value-type="float">
            <text:p>18.424</text:p>
          </table:table-cell>
          <table:table-cell table:style-name="ce25" office:value-type="string" calcext:value-type="string">
            <text:p>15h</text:p>
          </table:table-cell>
        </table:table-row>
        <table:table-row table:style-name="ro1">
          <table:table-cell table:number-columns-repeated="10"/>
          <table:table-cell office:value-type="float" office:value="-16.368" calcext:value-type="float">
            <text:p>-16.368</text:p>
          </table:table-cell>
          <table:table-cell office:value-type="float" office:value="-8.403" calcext:value-type="float">
            <text:p>-8.40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81" calcext:value-type="float">
            <text:p>0.081</text:p>
          </table:table-cell>
          <table:table-cell office:value-type="float" office:value="18.402" calcext:value-type="float">
            <text:p>18.402</text:p>
          </table:table-cell>
          <table:table-cell table:style-name="ce25" office:value-type="string" calcext:value-type="string">
            <text:p>16h</text:p>
          </table:table-cell>
        </table:table-row>
        <table:table-row table:style-name="ro1">
          <table:table-cell table:number-columns-repeated="10"/>
          <table:table-cell office:value-type="float" office:value="-16.375" calcext:value-type="float">
            <text:p>-16.375</text:p>
          </table:table-cell>
          <table:table-cell office:value-type="float" office:value="-8.395" calcext:value-type="float">
            <text:p>-8.395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1" calcext:value-type="float">
            <text:p>0.071</text:p>
          </table:table-cell>
          <table:table-cell office:value-type="float" office:value="18.404" calcext:value-type="float">
            <text:p>18.404</text:p>
          </table:table-cell>
          <table:table-cell table:style-name="ce25" office:value-type="string" calcext:value-type="string">
            <text:p>17h</text:p>
          </table:table-cell>
        </table:table-row>
        <table:table-row table:style-name="ro1">
          <table:table-cell table:number-columns-repeated="10"/>
          <table:table-cell office:value-type="float" office:value="-16.368" calcext:value-type="float">
            <text:p>-16.368</text:p>
          </table:table-cell>
          <table:table-cell office:value-type="float" office:value="-8.366" calcext:value-type="float">
            <text:p>-8.36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18.385" calcext:value-type="float">
            <text:p>18.385</text:p>
          </table:table-cell>
          <table:table-cell table:style-name="ce25" office:value-type="string" calcext:value-type="string">
            <text:p>18h</text:p>
          </table:table-cell>
        </table:table-row>
        <table:table-row table:style-name="ro1">
          <table:table-cell table:number-columns-repeated="10"/>
          <table:table-cell office:value-type="float" office:value="-16.367" calcext:value-type="float">
            <text:p>-16.367</text:p>
          </table:table-cell>
          <table:table-cell office:value-type="float" office:value="-8.359" calcext:value-type="float">
            <text:p>-8.359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18.381" calcext:value-type="float">
            <text:p>18.381</text:p>
          </table:table-cell>
          <table:table-cell table:style-name="ce25" office:value-type="string" calcext:value-type="string">
            <text:p>19h</text:p>
          </table:table-cell>
        </table:table-row>
        <table:table-row table:style-name="ro1">
          <table:table-cell table:number-columns-repeated="10"/>
          <table:table-cell table:style-name="ce17"/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51" calcext:value-type="float">
            <text:p>-16.351</text:p>
          </table:table-cell>
          <table:table-cell office:value-type="float" office:value="-8.831" calcext:value-type="float">
            <text:p>-8.831</text:p>
          </table:table-cell>
          <table:table-cell office:value-type="float" office:value="-0.386" calcext:value-type="float">
            <text:p>-0.38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2" calcext:value-type="float">
            <text:p>0.122</text:p>
          </table:table-cell>
          <table:table-cell office:value-type="float" office:value="18.587" calcext:value-type="float">
            <text:p>18.587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34" calcext:value-type="float">
            <text:p>-17.134</text:p>
          </table:table-cell>
          <table:table-cell office:value-type="float" office:value="-8.882" calcext:value-type="float">
            <text:p>-8.882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126" calcext:value-type="float">
            <text:p>0.126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2" calcext:value-type="float">
            <text:p>0.102</text:p>
          </table:table-cell>
          <table:table-cell office:value-type="float" office:value="19.321" calcext:value-type="float">
            <text:p>19.321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156" calcext:value-type="float">
            <text:p>-17.156</text:p>
          </table:table-cell>
          <table:table-cell office:value-type="float" office:value="-8.333" calcext:value-type="float">
            <text:p>-8.333</text:p>
          </table:table-cell>
          <table:table-cell office:value-type="float" office:value="-1.519" calcext:value-type="float">
            <text:p>-1.519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" calcext:value-type="float">
            <text:p>0.02</text:p>
          </table:table-cell>
          <table:table-cell office:value-type="float" office:value="0.105" calcext:value-type="float">
            <text:p>0.105</text:p>
          </table:table-cell>
          <table:table-cell office:value-type="float" office:value="19.133" calcext:value-type="float">
            <text:p>19.133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-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7.08" calcext:value-type="float">
            <text:p>-17.08</text:p>
          </table:table-cell>
          <table:table-cell office:value-type="float" office:value="-7.615" calcext:value-type="float">
            <text:p>-7.615</text:p>
          </table:table-cell>
          <table:table-cell office:value-type="float" office:value="-3.07" calcext:value-type="float">
            <text:p>-3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2" calcext:value-type="float">
            <text:p>0.02</text:p>
          </table:table-cell>
          <table:table-cell office:value-type="float" office:value="0.093" calcext:value-type="float">
            <text:p>0.093</text:p>
          </table:table-cell>
          <table:table-cell office:value-type="float" office:value="18.951" calcext:value-type="float">
            <text:p>18.951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79" calcext:value-type="float">
            <text:p>-16.379</text:p>
          </table:table-cell>
          <table:table-cell office:value-type="float" office:value="-8.095" calcext:value-type="float">
            <text:p>-8.095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18.302" calcext:value-type="float">
            <text:p>18.302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-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064" calcext:value-type="float">
            <text:p>-15.064</text:p>
          </table:table-cell>
          <table:table-cell office:value-type="float" office:value="-6.859" calcext:value-type="float">
            <text:p>-6.859</text:p>
          </table:table-cell>
          <table:table-cell office:value-type="float" office:value="3.244" calcext:value-type="float">
            <text:p>3.24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8" calcext:value-type="float">
            <text:p>0.108</text:p>
          </table:table-cell>
          <table:table-cell office:value-type="float" office:value="16.867" calcext:value-type="float">
            <text:p>16.867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165" calcext:value-type="float">
            <text:p>-16.165</text:p>
          </table:table-cell>
          <table:table-cell office:value-type="float" office:value="-8.337" calcext:value-type="float">
            <text:p>-8.337</text:p>
          </table:table-cell>
          <table:table-cell office:value-type="float" office:value="1.339" calcext:value-type="float">
            <text:p>1.339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6" calcext:value-type="float">
            <text:p>0.106</text:p>
          </table:table-cell>
          <table:table-cell office:value-type="float" office:value="18.237" calcext:value-type="float">
            <text:p>18.237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50/5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5.225" calcext:value-type="float">
            <text:p>-15.225</text:p>
          </table:table-cell>
          <table:table-cell office:value-type="float" office:value="-9.304" calcext:value-type="float">
            <text:p>-9.304</text:p>
          </table:table-cell>
          <table:table-cell office:value-type="float" office:value="0.491" calcext:value-type="float">
            <text:p>0.49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94" calcext:value-type="float">
            <text:p>0.094</text:p>
          </table:table-cell>
          <table:table-cell office:value-type="float" office:value="17.849" calcext:value-type="float">
            <text:p>17.849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Spatial 0/0/0</text:p>
          </table:table-cell>
          <table:table-cell office:value-type="string" calcext:value-type="string">
            <text:p>12-07-2023</text:p>
          </table:table-cell>
          <table:table-cell/>
          <table:table-cell office:value-type="string" calcext:value-type="string">
            <text:p>60 m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-16.348" calcext:value-type="float">
            <text:p>-16.348</text:p>
          </table:table-cell>
          <table:table-cell office:value-type="float" office:value="-8.391" calcext:value-type="float">
            <text:p>-8.391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85" calcext:value-type="float">
            <text:p>0.085</text:p>
          </table:table-cell>
          <table:table-cell office:value-type="float" office:value="18.378" calcext:value-type="float">
            <text:p>18.3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eekday Test 4</text:p>
          </table:table-cell>
          <table:table-cell office:value-type="string" calcext:value-type="string">
            <text:p>13-07-2023</text:p>
          </table:table-cell>
          <table:table-cell/>
          <table:table-cell office:value-type="string" calcext:value-type="string">
            <text:p>24+ h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TableElimination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9" table:number-columns-repeated="2"/>
          <table:table-cell office:value-type="string" calcext:value-type="string">
            <text:p>TableEliminationControl</text:p>
          </table:table-cell>
          <table:table-cell office:value-type="string" calcext:value-type="string">
            <text:p>14-07-2023</text:p>
          </table:table-cell>
          <table:table-cell/>
          <table:table-cell office:value-type="string" calcext:value-type="string">
            <text:p>45 m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12:41:04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3-07-14T16:07:37.122000000</dc:date>
    <meta:editing-duration>PT2H15M18S</meta:editing-duration>
    <meta:editing-cycles>5</meta:editing-cycles>
    <meta:document-statistic meta:table-count="1" meta:cell-count="410" meta:object-count="0"/>
  </office:meta>
</office:document-meta>
</file>